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99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objectwithoutfill">
      <style:graphic-properties draw:fill="none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3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8" style:family="graphic" style:parent-style-name="CurvedArrowState">
      <style:graphic-properties draw:start-line-spacing-horizontal="0.6cm"/>
    </style:style>
    <style:style style:name="gr29" style:family="graphic" style:parent-style-name="standard">
      <style:graphic-properties draw:stroke="none" svg:stroke-color="#000000" draw:fill="none" draw:fill-color="#ffffff" fo:min-height="0.519cm"/>
    </style:style>
    <style:style style:name="gr30" style:family="graphic" style:parent-style-name="standard">
      <style:graphic-properties draw:stroke="none" svg:stroke-color="#000000" draw:fill="none" draw:fill-color="#ffffff" fo:min-height="1.087cm"/>
    </style:style>
    <style:style style:name="gr31" style:family="graphic" style:parent-style-name="standard">
      <style:graphic-properties draw:stroke="solid" svg:stroke-color="#000000" draw:fill="none" draw:fill-color="#ffffff" fo:min-height="2.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4cm" fo:min-width="0cm"/>
    </style:style>
    <style:style style:name="gr33" style:family="graphic" style:parent-style-name="standard">
      <style:graphic-properties draw:stroke="none" svg:stroke-color="#000000" draw:fill="none" draw:fill-color="#ffffff" fo:min-height="21.65cm"/>
    </style:style>
    <style:style style:name="gr34" style:family="graphic" style:parent-style-name="standard">
      <style:graphic-properties draw:stroke="solid" svg:stroke-color="#000000" draw:fill="none" draw:fill-color="#ffffff" fo:min-height="6.65cm"/>
    </style:style>
    <style:style style:name="gr3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fo:min-height="1.85cm"/>
    </style:style>
    <style:style style:name="co1" style:family="table-column">
      <style:table-column-properties style:column-width="6.662cm" style:use-optimal-column-width="false"/>
    </style:style>
    <style:style style:name="co2" style:family="table-column">
      <style:table-column-properties style:column-width="6.69cm" style:use-optimal-column-width="false"/>
    </style:style>
    <style:style style:name="co3" style:family="table-column">
      <style:table-column-properties style:column-width="2.781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837cm" style:use-optimal-column-width="false"/>
    </style:style>
    <style:style style:name="co7" style:family="table-column">
      <style:table-column-properties style:column-width="5.156cm" style:use-optimal-column-width="false"/>
    </style:style>
    <style:style style:name="co8" style:family="table-column">
      <style:table-column-properties style:column-width="2.336cm" style:use-optimal-column-width="false"/>
    </style:style>
    <style:style style:name="co9" style:family="table-column">
      <style:table-column-properties style:column-width="2.678cm" style:use-optimal-column-width="false"/>
    </style:style>
    <style:style style:name="co10" style:family="table-column">
      <style:table-column-properties style:column-width="5.395cm" style:use-optimal-column-width="false"/>
    </style:style>
    <style:style style:name="co11" style:family="table-column">
      <style:table-column-properties style:column-width="2.192cm" style:use-optimal-column-width="false"/>
    </style:style>
    <style:style style:name="co12" style:family="table-column">
      <style:table-column-properties style:column-width="2.933cm" style:use-optimal-column-width="false"/>
    </style:style>
    <style:style style:name="co13" style:family="table-column">
      <style:table-column-properties style:column-width="5.093cm" style:use-optimal-column-width="false"/>
    </style:style>
    <style:style style:name="co14" style:family="table-column">
      <style:table-column-properties style:column-width="2.318cm" style:use-optimal-column-width="false"/>
    </style:style>
    <style:style style:name="ro1" style:family="table-row">
      <style:table-row-properties style:row-height="0.778cm"/>
    </style:style>
    <style:style style:name="ro2" style:family="table-row">
      <style:table-row-properties style:row-height="1.135cm"/>
    </style:style>
    <style:style style:name="ro3" style:family="table-row">
      <style:table-row-properties style:row-height="1.27cm"/>
    </style:style>
    <style:style style:name="ro4" style:family="table-row">
      <style:table-row-properties style:row-height="2.498cm"/>
    </style:style>
    <style:style style:name="ro5" style:family="table-row">
      <style:table-row-properties style:row-height="2.799cm"/>
    </style:style>
    <style:style style:name="ro6" style:family="table-row">
      <style:table-row-properties style:row-height="2.499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3" style:family="table-cell">
      <style:graphic-properties style:repeat="repeat"/>
      <style:paragraph-properties fo:text-align="center" fo:border-left="0.03pt solid #ffffff" fo:border-right="none" fo:border-top="0.03pt solid #ffffff" fo:border-bottom="0.03pt solid #ffffff"/>
      <style:text-properties fo:font-size="13pt" style:font-size-asian="13pt" style:font-size-complex="13pt"/>
    </style:style>
    <style:style style:name="ce4" style:family="table-cell">
      <style:graphic-properties style:repeat="repeat"/>
      <style:paragraph-properties fo:text-align="center" fo:border-left="0.03pt solid #000000" fo:border-right="0.03pt solid #ffffff" fo:border-top="0.03pt solid #ffffff" fo:border-bottom="0.03pt solid #ffffff"/>
      <style:text-properties fo:font-size="13pt" style:font-size-asian="13pt" style:font-size-complex="13pt"/>
    </style:style>
    <style:style style:name="ce5" style:family="table-cell">
      <style:graphic-properties style:repeat="repeat"/>
      <style:paragraph-properties fo:text-align="center" fo:border-left="0.03pt solid #ffffff" fo:border-right="0.03pt solid #000000" fo:border-top="0.03pt solid #ffffff" fo:border-bottom="0.03pt solid #ffffff"/>
      <style:text-properties fo:font-size="13pt" style:font-size-asian="13pt" style:font-size-complex="13pt"/>
    </style:style>
    <style:style style:name="ce6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ff0000"/>
    </style:style>
    <style:style style:name="T9" style:family="text">
      <style:text-properties fo:color="#0000ff"/>
    </style:style>
    <style:style style:name="T10" style:family="text">
      <style:text-properties fo:color="#ffff00"/>
    </style:style>
    <style:style style:name="T11" style:family="text">
      <style:text-properties fo:color="#00ae00"/>
    </style:style>
    <style:style style:name="T12" style:family="text">
      <style:text-properties fo:color="#ff0000" style:font-name="Liberation Sans1" fo:font-size="36pt" style:font-name-asian="Liberation Sans1" style:font-size-asian="36pt" style:font-name-complex="Liberation Sans1" style:font-size-complex="36pt"/>
    </style:style>
    <style:style style:name="T13" style:family="text">
      <style:text-properties style:font-name="Liberation Sans1" fo:font-size="36pt" style:font-name-asian="Liberation Sans1" style:font-size-asian="36pt" style:font-name-complex="Liberation Sans1" style:font-size-complex="36pt"/>
    </style:style>
    <style:style style:name="T14" style:family="text">
      <style:text-properties fo:color="#0000ff" style:font-name="Liberation Sans1" fo:font-size="36pt" style:font-name-asian="Liberation Sans1" style:font-size-asian="36pt" style:font-name-complex="Liberation Sans1" style:font-size-complex="36pt"/>
    </style:style>
    <style:style style:name="T15" style:family="text">
      <style:text-properties fo:color="#ffff00" style:font-name="Liberation Sans1" fo:font-size="36pt" style:font-name-asian="Liberation Sans1" style:font-size-asian="36pt" style:font-name-complex="Liberation Sans1" style:font-size-complex="36pt"/>
    </style:style>
    <style:style style:name="T16" style:family="text">
      <style:text-properties fo:color="#00ae00" style:font-name="Liberation Sans1" fo:font-size="36pt" style:font-name-asian="Liberation Sans1" style:font-size-asian="36pt" style:font-name-complex="Liberation Sans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8cm" svg:y1="18.6cm" svg:x2="23.1cm" svg:y2="18.2cm">
          <text:p/>
        </draw:line>
        <draw:line draw:style-name="gr1" draw:text-style-name="P1" draw:layer="layout" svg:x1="22.8cm" svg:y1="18.6cm" svg:x2="22.5cm" svg:y2="18.2cm">
          <text:p/>
        </draw:line>
        <draw:custom-shape draw:style-name="gr2" draw:text-style-name="P1" draw:layer="layout" svg:width="13.3cm" svg:height="10.1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3.7cm" svg:height="3.7cm" svg:x="18.5cm" svg:y="16.3cm">
            <text:p/>
            <draw:enhanced-geometry svg:viewBox="0 0 21600 21600" draw:path-stretchpoint-x="10800" draw:path-stretchpoint-y="10800" draw:text-areas="?f3 ?f4 ?f5 ?f6" draw:type="round-rectangle" draw:modifiers="1331.815025690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4" draw:text-style-name="P1" draw:layer="layout" svg:width="0.387cm" svg:height="0.387cm" svg:x="18.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" draw:text-style-name="P2" draw:layer="layout" svg:width="1.8cm" svg:height="1.7cm" svg:x="11.2cm" svg:y="19cm">
          <text:p text:style-name="P1"><text:span text:style-name="T1">PC</text:span></text:p>
          <text:p text:style-name="P1"><text:span text:style-name="T1">(0-7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cm" svg:y1="19.9cm" svg:x2="14.5cm" svg:y2="19.9cm">
          <text:p/>
        </draw:line>
        <draw:line draw:style-name="gr7" draw:text-style-name="P1" draw:layer="layout" svg:x1="17.4cm" svg:y1="16.7cm" svg:x2="18.5cm" svg:y2="16.7cm">
          <text:p/>
        </draw:line>
        <draw:line draw:style-name="gr8" draw:text-style-name="P1" draw:layer="layout" svg:x1="17cm" svg:y1="18.4cm" svg:x2="17cm" svg:y2="17.4cm">
          <text:p/>
        </draw:line>
        <draw:line draw:style-name="gr1" draw:text-style-name="P1" draw:layer="layout" svg:x1="22.8cm" svg:y1="21.5cm" svg:x2="22.8cm" svg:y2="18.2cm">
          <text:p/>
        </draw:line>
        <draw:custom-shape draw:style-name="gr9" draw:text-style-name="P1" draw:layer="layout" svg:width="1.9cm" svg:height="0.9cm" draw:transform="rotate (1.5707963267949) translate (14.5cm 21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2" draw:layer="layout" svg:width="3.8cm" svg:height="1.7cm" svg:x="24.2cm" svg:y="17.4cm">
          <text:p text:style-name="P1"><text:span text:style-name="T1">Instructio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0.9cm" draw:transform="rotate (1.5707963267949) translate (8.8cm 20.9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9" draw:text-style-name="P1" draw:layer="layout" svg:width="2cm" svg:height="0.9cm" draw:transform="rotate (1.5707963267949) translate (16.5cm 17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5.4cm" svg:y1="20.3cm" svg:x2="16.5cm" svg:y2="20.3cm">
          <text:p/>
        </draw:line>
        <draw:line draw:style-name="gr10" draw:text-style-name="P1" draw:layer="layout" svg:x1="1.5cm" svg:y1="2.1cm" svg:x2="4.7cm" svg:y2="2.1cm">
          <text:p text:style-name="P1">8 Bit</text:p>
          <text:p text:style-name="P1">Data bus</text:p>
        </draw:line>
        <draw:line draw:style-name="gr11" draw:text-style-name="P1" draw:layer="layout" svg:x1="5.9cm" svg:y1="2.1cm" svg:x2="9.3cm" svg:y2="2.1cm">
          <text:p text:style-name="P1">3 Bit</text:p>
          <text:p text:style-name="P1">Address bus</text:p>
        </draw:line>
        <draw:line draw:style-name="SignalArrows" draw:text-style-name="P1" draw:layer="layout" svg:x1="1.4cm" svg:y1="4cm" svg:x2="5.4cm" svg:y2="4cm">
          <text:p text:style-name="P1">Single Wire</text:p>
        </draw:line>
        <draw:line draw:style-name="gr6" draw:text-style-name="P1" draw:layer="layout" svg:x1="9.7cm" svg:y1="19.9cm" svg:x2="11.2cm" svg:y2="19.9cm">
          <text:p/>
        </draw:line>
        <draw:line draw:style-name="gr7" draw:text-style-name="P1" draw:layer="layout" svg:x1="22.2cm" svg:y1="18.2cm" svg:x2="24.2cm" svg:y2="18.2cm">
          <text:p/>
        </draw:line>
        <draw:line draw:style-name="gr6" draw:text-style-name="P1" draw:layer="layout" svg:x1="7.1cm" svg:y1="19.4cm" svg:x2="8.8cm" svg:y2="19.4cm">
          <text:p/>
        </draw:line>
        <draw:line draw:style-name="gr1" draw:text-style-name="P1" draw:layer="layout" svg:x1="7.6cm" svg:y1="21.5cm" svg:x2="7.6cm" svg:y2="20.5cm">
          <text:p/>
        </draw:line>
        <draw:line draw:style-name="gr1" draw:text-style-name="P1" draw:layer="layout" svg:x1="22.8cm" svg:y1="21.5cm" svg:x2="7.6cm" svg:y2="21.5cm">
          <text:p/>
        </draw:line>
        <draw:custom-shape draw:style-name="gr12" draw:text-style-name="P1" draw:layer="layout" svg:width="8.3cm" svg:height="2.5cm" svg:x="30.5cm" svg:y="16.9cm">
          <text:p text:style-name="P1">D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3.2cm" svg:height="3cm" svg:x="6.7cm" svg:y="25.7cm">
          <text:p text:style-name="P1"><text:span text:style-name="T1">Control F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8cm" svg:height="1.7cm" svg:x="25.8cm" svg:y="9.5cm">
          <text:p text:style-name="P1"><text:span text:style-name="T1">Main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cm" svg:height="1.1cm" draw:transform="rotate (1.5707963267949) translate (23.8cm 12.1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24.9cm" svg:y1="10.3cm" svg:x2="25.8cm" svg:y2="10.3cm">
          <text:p/>
        </draw:line>
        <draw:g>
          <draw:custom-shape draw:style-name="gr13" draw:text-style-name="P1" draw:layer="layout" svg:width="4.7cm" svg:height="1.7cm" draw:transform="rotate (1.5707963267949) translate (33cm 14cm)">
            <text:p text:style-name="P1">ALU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3.5cm 10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29.6cm" svg:y1="10.3cm" svg:x2="33cm" svg:y2="10.3cm">
          <text:p/>
        </draw:line>
        <draw:line draw:style-name="gr7" draw:text-style-name="P1" draw:layer="layout" svg:x1="22.6cm" svg:y1="13.1cm" svg:x2="32.9cm" svg:y2="13.1cm">
          <text:p/>
        </draw:line>
        <draw:line draw:style-name="gr7" draw:text-style-name="P1" draw:layer="layout" svg:x1="22.6cm" svg:y1="9.7cm" svg:x2="23.8cm" svg:y2="9.7cm">
          <text:p/>
        </draw:line>
        <draw:line draw:style-name="gr15" draw:text-style-name="P1" draw:layer="layout" svg:x1="36.5cm" svg:y1="11.6cm" svg:x2="36.5cm" svg:y2="8.8cm">
          <text:p/>
        </draw:line>
        <draw:line draw:style-name="gr15" draw:text-style-name="P1" draw:layer="layout" svg:x1="36.5cm" svg:y1="8.8cm" svg:x2="22.6cm" svg:y2="8.8cm">
          <text:p/>
        </draw:line>
        <draw:line draw:style-name="gr15" draw:text-style-name="P1" draw:layer="layout" svg:x1="34.7cm" svg:y1="11.6cm" svg:x2="36.5cm" svg:y2="11.6cm">
          <text:p/>
        </draw:line>
        <draw:line draw:style-name="gr15" draw:text-style-name="P1" draw:layer="layout" svg:x1="22.6cm" svg:y1="9.7cm" svg:x2="22.6cm" svg:y2="8.8cm">
          <text:p/>
        </draw:line>
        <draw:line draw:style-name="gr16" draw:text-style-name="P1" draw:layer="layout" svg:x1="10.9cm" svg:y1="2.2cm" svg:x2="14.1cm" svg:y2="2.2cm">
          <text:p text:style-name="P1">Other</text:p>
          <text:p text:style-name="P1">Bus</text:p>
        </draw:line>
        <draw:line draw:style-name="gr16" draw:text-style-name="P1" draw:layer="layout" svg:x1="33.9cm" svg:y1="16.9cm" svg:x2="33.9cm" svg:y2="13.4cm">
          <text:p text:style-name="P1">ALU</text:p>
          <text:p text:style-name="P1">Operation</text:p>
        </draw:line>
        <draw:line draw:style-name="gr7" draw:text-style-name="P1" draw:layer="layout" svg:x1="22.6cm" svg:y1="11.4cm" svg:x2="23.8cm" svg:y2="11.4cm">
          <text:p/>
        </draw:line>
        <draw:line draw:style-name="gr15" draw:text-style-name="P1" draw:layer="layout" svg:x1="22.6cm" svg:y1="18.2cm" svg:x2="22.6cm" svg:y2="11.4cm">
          <text:p/>
        </draw:line>
        <draw:g>
          <draw:custom-shape draw:style-name="gr13" draw:text-style-name="P1" draw:layer="layout" svg:width="4.7cm" svg:height="1.7cm" draw:transform="rotate (1.5707963267949) translate (34.9cm 7.9cm)">
            <text:p text:style-name="P1">Comparator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5.4cm 4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30.3cm" svg:y1="4.4cm" svg:x2="34.9cm" svg:y2="4.4cm">
          <text:p/>
        </draw:line>
        <draw:line draw:style-name="gr7" draw:text-style-name="P1" draw:layer="layout" svg:x1="31.3cm" svg:y1="7.1cm" svg:x2="34.9cm" svg:y2="7.1cm">
          <text:p/>
        </draw:line>
        <draw:line draw:style-name="gr15" draw:text-style-name="P1" draw:layer="layout" svg:x1="31.3cm" svg:y1="13.1cm" svg:x2="31.3cm" svg:y2="7.1cm">
          <text:p/>
        </draw:line>
        <draw:line draw:style-name="gr15" draw:text-style-name="P1" draw:layer="layout" svg:x1="30.3cm" svg:y1="10.3cm" svg:x2="30.3cm" svg:y2="2.7cm">
          <text:p/>
        </draw:line>
        <draw:line draw:style-name="gr6" draw:text-style-name="P1" draw:layer="layout" svg:x1="7.6cm" svg:y1="20.5cm" svg:x2="8.825cm" svg:y2="20.487cm">
          <text:p/>
        </draw:line>
        <draw:line draw:style-name="gr1" draw:text-style-name="P1" draw:layer="layout" svg:x1="7.1cm" svg:y1="22.2cm" svg:x2="7.1cm" svg:y2="19.4cm">
          <text:p/>
        </draw:line>
        <draw:line draw:style-name="gr1" draw:text-style-name="P1" draw:layer="layout" svg:x1="32.3cm" svg:y1="22.2cm" svg:x2="7.1cm" svg:y2="22.2cm">
          <text:p/>
        </draw:line>
        <draw:line draw:style-name="gr1" draw:text-style-name="P1" draw:layer="layout" svg:x1="32.3cm" svg:y1="22.2cm" svg:x2="32.3cm" svg:y2="19.4cm">
          <text:p/>
        </draw:line>
        <draw:line draw:style-name="gr6" draw:text-style-name="P1" draw:layer="layout" svg:x1="13.5cm" svg:y1="20.9cm" svg:x2="14.5cm" svg:y2="20.9cm">
          <text:p/>
        </draw:line>
        <draw:line draw:style-name="gr1" draw:text-style-name="P1" draw:layer="layout" svg:x1="13.5cm" svg:y1="22.2cm" svg:x2="13.5cm" svg:y2="20.9cm">
          <text:p/>
        </draw:line>
        <draw:line draw:style-name="gr16" draw:text-style-name="P1" draw:layer="layout" svg:x1="35.8cm" svg:y1="16.9cm" svg:x2="35.8cm" svg:y2="7.3cm">
          <text:p text:style-name="P1">Comparison</text:p>
          <text:p text:style-name="P1">Operation</text:p>
        </draw:line>
        <draw:line draw:style-name="gr7" draw:text-style-name="P1" draw:layer="layout" svg:x1="15cm" svg:y1="16.1cm" svg:x2="16.5cm" svg:y2="16.1cm">
          <text:p/>
        </draw:line>
        <draw:line draw:style-name="gr15" draw:text-style-name="P1" draw:layer="layout" svg:x1="15cm" svg:y1="16.1cm" svg:x2="15cm" svg:y2="6.9cm">
          <text:p/>
        </draw:line>
        <draw:line draw:style-name="gr15" draw:text-style-name="P1" draw:layer="layout" svg:x1="30.3cm" svg:y1="6.9cm" svg:x2="15cm" svg:y2="6.9cm">
          <text:p/>
        </draw:line>
        <draw:custom-shape draw:style-name="gr17" draw:text-style-name="P1" draw:layer="layout" svg:width="5.7cm" svg:height="1.3cm" svg:x="1.9cm" svg:y="13.7cm">
          <text:p text:style-name="P1">Data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7cm" svg:height="1.4cm" svg:x="1.9cm" svg:y="15.6cm">
          <text:p text:style-name="P1">Address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1cm" svg:y1="17cm" svg:x2="16.5cm" svg:y2="17cm">
          <text:p/>
        </draw:line>
        <draw:line draw:style-name="gr6" draw:text-style-name="P1" draw:layer="layout" svg:x1="13.6cm" svg:y1="19.1cm" svg:x2="16.5cm" svg:y2="19.1cm">
          <text:p/>
        </draw:line>
        <draw:line draw:style-name="gr15" draw:text-style-name="P1" draw:layer="layout" svg:x1="14.1cm" svg:y1="14.3cm" svg:x2="7.6cm" svg:y2="14.3cm">
          <text:p/>
        </draw:line>
        <draw:line draw:style-name="gr15" draw:text-style-name="P1" draw:layer="layout" svg:x1="14.1cm" svg:y1="14.3cm" svg:x2="14.1cm" svg:y2="17cm">
          <text:p/>
        </draw:line>
        <draw:custom-shape draw:style-name="gr9" draw:text-style-name="P1" draw:layer="layout" svg:width="1.9cm" svg:height="0.9cm" draw:transform="rotate (1.5707963267949) translate (16.5cm 20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7.4cm" svg:y1="19.6cm" svg:x2="18.5cm" svg:y2="19.6cm">
          <text:p/>
        </draw:line>
        <draw:line draw:style-name="gr1" draw:text-style-name="P1" draw:layer="layout" svg:x1="13.6cm" svg:y1="16.3cm" svg:x2="7.6cm" svg:y2="16.3cm">
          <text:p/>
        </draw:line>
        <draw:line draw:style-name="gr1" draw:text-style-name="P1" draw:layer="layout" svg:x1="13.6cm" svg:y1="16.3cm" svg:x2="13.6cm" svg:y2="19.1cm">
          <text:p/>
        </draw:line>
        <draw:line draw:style-name="gr8" draw:text-style-name="P1" draw:layer="layout" svg:x1="17cm" svg:y1="21.2cm" svg:x2="17cm" svg:y2="20.4cm">
          <text:p/>
        </draw:line>
        <draw:line draw:style-name="gr18" draw:text-style-name="P1" draw:layer="layout" svg:x1="17.7cm" svg:y1="21.2cm" svg:x2="17cm" svg:y2="21.2cm">
          <text:p/>
        </draw:line>
        <draw:line draw:style-name="gr18" draw:text-style-name="P1" draw:layer="layout" svg:x1="17.7cm" svg:y1="18.4cm" svg:x2="17.7cm" svg:y2="21.2cm">
          <text:p/>
        </draw:line>
        <draw:line draw:style-name="gr18" draw:text-style-name="P1" draw:layer="layout" svg:x1="17cm" svg:y1="18.4cm" svg:x2="17.7cm" svg:y2="18.4cm">
          <text:p/>
        </draw:line>
        <draw:line draw:style-name="gr18" draw:text-style-name="P1" draw:layer="layout" svg:x1="7.6cm" svg:y1="18.4cm" svg:x2="17cm" svg:y2="18.4cm">
          <text:p/>
        </draw:line>
        <draw:custom-shape draw:style-name="gr17" draw:text-style-name="P1" draw:layer="layout" svg:width="5.7cm" svg:height="1.5cm" svg:x="1.9cm" svg:y="17.6cm">
          <text:p text:style-name="P1">User mode en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9cm" svg:height="1.7cm" svg:x="6.9cm" svg:y="3.4cm">
          <text:p text:style-name="P1">Operator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.6cm" svg:height="1.7cm" svg:x="6.1cm" svg:y="5.4cm">
          <text:p text:style-name="P1"><text:span text:style-name="T1">Functional Unit </text:span></text:p>
          <text:p text:style-name="P1"><text:span text:style-name="T1">(Sequential, Clock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cm" svg:height="0.9cm" draw:transform="rotate (1.5707963267949) translate (2.7cm 6.9cm)">
          <text:p text:style-name="P1">Mux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9" draw:text-style-name="P1" draw:layer="layout" svg:x1="4.9cm" svg:y1="27.9cm" svg:x2="6.7cm" svg:y2="27.9cm">
          <text:p/>
        </draw:line>
        <draw:custom-shape draw:style-name="gr17" draw:text-style-name="P1" draw:layer="layout" svg:width="2.1cm" svg:height="1.5cm" svg:x="1.1cm" svg:y="26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1cm" svg:height="1.5cm" svg:x="2.8cm" svg:y="27.1cm">
          <text:p text:style-name="P1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0.1cm" svg:y1="24.6cm" svg:x2="20.1cm" svg:y2="23.6cm">
          <text:p/>
        </draw:line>
        <draw:custom-shape draw:style-name="gr17" draw:text-style-name="P1" draw:layer="layout" svg:width="2.1cm" svg:height="1.5cm" svg:x="4.3cm" svg:y="23.8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2cm" svg:y1="26.7cm" svg:x2="6.7cm" svg:y2="26.7cm">
          <text:p/>
        </draw:line>
        <draw:custom-shape draw:style-name="gr9" draw:text-style-name="P1" draw:layer="layout" svg:width="1.9cm" svg:height="0.9cm" draw:transform="rotate (-3.14159265358979) translate (20.6cm 23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SignalArrows" draw:text-style-name="P1" draw:layer="layout" svg:x1="19.6cm" svg:y1="22.7cm" svg:x2="19.6cm" svg:y2="20cm">
          <text:p text:style-name="P1">RAM WEN</text:p>
        </draw:line>
        <draw:line draw:style-name="gr18" draw:text-style-name="P1" draw:layer="layout" svg:x1="26.2cm" svg:y1="24.6cm" svg:x2="20.1cm" svg:y2="24.6cm">
          <text:p/>
        </draw:line>
        <draw:line draw:style-name="gr19" draw:text-style-name="P1" draw:layer="layout" svg:x1="17.7cm" svg:y1="23.1cm" svg:x2="18.9cm" svg:y2="23.1cm">
          <text:p/>
        </draw:line>
        <draw:line draw:style-name="gr18" draw:text-style-name="P1" draw:layer="layout" svg:x1="17.7cm" svg:y1="21.2cm" svg:x2="17.7cm" svg:y2="23.1cm">
          <text:p/>
        </draw:line>
        <draw:line draw:style-name="SignalArrows" draw:text-style-name="P1" draw:layer="layout" svg:x1="15cm" svg:y1="25.7cm" svg:x2="15cm" svg:y2="21cm">
          <text:p text:style-name="P1">RAM Address </text:p>
          <text:p text:style-name="P1">select</text:p>
        </draw:line>
        <draw:line draw:style-name="SignalArrows" draw:text-style-name="P3" draw:layer="layout" svg:x1="24cm" svg:y1="15.3cm" svg:x2="24cm" svg:y2="12cm">
          <text:p/>
        </draw:line>
        <draw:line draw:style-name="SignalArrows" draw:text-style-name="P1" draw:layer="layout" svg:x1="9.3cm" svg:y1="12cm" svg:x2="9.3cm" svg:y2="19.1cm">
          <text:p text:style-name="P1"><text:span text:style-name="T2">PC Load </text:span></text:p>
          <text:p text:style-name="P1"><text:span text:style-name="T2">source</text:span></text:p>
          <text:p text:style-name="P1"><text:span text:style-name="T2">select</text:span></text:p>
        </draw:line>
        <draw:line draw:style-name="SignalArrows" draw:text-style-name="P1" draw:layer="layout" svg:x1="11.9cm" svg:y1="25.7cm" svg:x2="11.9cm" svg:y2="20.7cm">
          <text:p text:style-name="P1"><text:span text:style-name="T2">PC Load</text:span></text:p>
        </draw:line>
        <draw:line draw:style-name="SignalArrows" draw:text-style-name="P1" draw:layer="layout" svg:x1="12.4cm" svg:y1="25.7cm" svg:x2="12.4cm" svg:y2="20.7cm">
          <text:p text:style-name="P1"><text:span text:style-name="T2">PC Step</text:span></text:p>
        </draw:line>
        <draw:line draw:style-name="SignalArrows" draw:text-style-name="P1" draw:layer="layout" svg:x1="25.1cm" svg:y1="25.7cm" svg:x2="25.1cm" svg:y2="19.1cm">
          <text:p text:style-name="P1">INSTR REG WEN</text:p>
        </draw:line>
        <draw:line draw:style-name="SignalArrows" draw:text-style-name="P1" draw:layer="layout" svg:x1="29.2cm" svg:y1="14.7cm" svg:x2="29.2cm" svg:y2="11.2cm">
          <text:p text:style-name="P1">Write enable</text:p>
        </draw:line>
        <draw:line draw:style-name="gr20" draw:text-style-name="P1" draw:layer="layout" svg:x1="24cm" svg:y1="15.3cm" svg:x2="30.9cm" svg:y2="15.3cm">
          <text:p/>
        </draw:line>
        <draw:line draw:style-name="SignalOutputLine" draw:text-style-name="P1" draw:layer="layout" svg:x1="30.9cm" svg:y1="16.9cm" svg:x2="30.9cm" svg:y2="15.3cm">
          <text:p text:style-name="P1">Reg</text:p>
          <text:p text:style-name="P1">Source sel</text:p>
        </draw:line>
        <draw:line draw:style-name="SignalArrows" draw:text-style-name="P1" draw:layer="layout" svg:x1="33.4cm" svg:y1="19.4cm" svg:x2="33.4cm" svg:y2="25.7cm">
          <text:p text:style-name="P1">Is Jump</text:p>
        </draw:line>
        <draw:line draw:style-name="gr19" draw:text-style-name="P1" draw:layer="layout" svg:x1="37.8cm" svg:y1="21.2cm" svg:x2="37.8cm" svg:y2="22.7cm">
          <text:p/>
        </draw:line>
        <draw:line draw:style-name="SignalArrows" draw:text-style-name="P1" draw:layer="layout" svg:x1="37.2cm" svg:y1="19.4cm" svg:x2="37.2cm" svg:y2="22.7cm">
          <text:p text:style-name="P1">Is Test</text:p>
        </draw:line>
        <draw:line draw:style-name="SignalArrows" draw:text-style-name="P1" draw:layer="layout" svg:x1="34.3cm" svg:y1="19.4cm" svg:x2="34.3cm" svg:y2="25.7cm">
          <text:p text:style-name="P1">STOP</text:p>
        </draw:line>
        <draw:line draw:style-name="SignalArrows" draw:text-style-name="P1" draw:layer="layout" svg:x1="27.5cm" svg:y1="25.7cm" svg:x2="27.5cm" svg:y2="23.2cm">
          <text:p text:style-name="P1">Is Exec</text:p>
        </draw:line>
        <draw:line draw:style-name="gr19" draw:text-style-name="P1" draw:layer="layout" svg:x1="19.2cm" svg:y1="24.6cm" svg:x2="19.2cm" svg:y2="23.6cm">
          <text:p/>
        </draw:line>
        <draw:line draw:style-name="gr18" draw:text-style-name="P1" draw:layer="layout" svg:x1="26.2cm" svg:y1="22.5cm" svg:x2="26.2cm" svg:y2="24.6cm">
          <text:p/>
        </draw:line>
        <draw:line draw:style-name="gr18" draw:text-style-name="P1" draw:layer="layout" svg:x1="6.4cm" svg:y1="24.6cm" svg:x2="19.2cm" svg:y2="24.6cm">
          <text:p/>
        </draw:line>
        <draw:custom-shape draw:style-name="gr21" draw:text-style-name="P1" draw:layer="layout" svg:width="1cm" svg:height="0.9cm" svg:x="28.7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1" draw:text-style-name="P1" draw:layer="layout" svg:width="1cm" svg:height="0.9cm" svg:x="27.3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26.2cm" svg:y1="22.5cm" svg:x2="27.8cm" svg:y2="22.5cm">
          <text:p/>
        </draw:line>
        <draw:line draw:style-name="gr18" draw:text-style-name="P1" draw:layer="layout" svg:x1="27.8cm" svg:y1="22.8cm" svg:x2="27.8cm" svg:y2="22.5cm">
          <text:p/>
        </draw:line>
        <draw:line draw:style-name="gr19" draw:text-style-name="P1" draw:layer="layout" svg:x1="28.9cm" svg:y1="25cm" svg:x2="28.9cm" svg:y2="23.2cm">
          <text:p/>
        </draw:line>
        <draw:line draw:style-name="gr20" draw:text-style-name="P1" draw:layer="layout" svg:x1="27.5cm" svg:y1="25cm" svg:x2="28.9cm" svg:y2="25cm">
          <text:p/>
        </draw:line>
        <draw:line draw:style-name="SignalOutputLine" draw:text-style-name="P1" draw:layer="layout" svg:x1="35.7cm" svg:y1="19.4cm" svg:x2="35.7cm" svg:y2="24.4cm">
          <text:p text:style-name="P1">RAM WEN</text:p>
        </draw:line>
        <draw:line draw:style-name="SignalOutputLine" draw:text-style-name="P1" draw:layer="layout" svg:x1="35.2cm" svg:y1="19.4cm" svg:x2="35.2cm" svg:y2="23.8cm">
          <text:p text:style-name="P1">Main REG WEN</text:p>
        </draw:line>
        <draw:line draw:style-name="SignalArrows" draw:text-style-name="P1" draw:layer="layout" svg:x1="28.1cm" svg:y1="24.4cm" svg:x2="28.1cm" svg:y2="23.2cm">
          <text:p/>
        </draw:line>
        <draw:line draw:style-name="SignalArrows" draw:text-style-name="P1" draw:layer="layout" svg:x1="29.5cm" svg:y1="23.8cm" svg:x2="29.5cm" svg:y2="23.2cm">
          <text:p/>
        </draw:line>
        <draw:line draw:style-name="gr18" draw:text-style-name="P1" draw:layer="layout" svg:x1="35.2cm" svg:y1="23.8cm" svg:x2="29.5cm" svg:y2="23.8cm">
          <text:p/>
        </draw:line>
        <draw:line draw:style-name="gr18" draw:text-style-name="P1" draw:layer="layout" svg:x1="35.7cm" svg:y1="24.4cm" svg:x2="28.1cm" svg:y2="24.4cm">
          <text:p/>
        </draw:line>
        <draw:line draw:style-name="SignalOutputLine" draw:text-style-name="P1" draw:layer="layout" svg:x1="32.8cm" svg:y1="16.9cm" svg:x2="32.8cm" svg:y2="14.1cm">
          <text:p text:style-name="P1">Jump Type</text:p>
        </draw:line>
        <draw:frame draw:style-name="gr22" draw:text-style-name="P4" draw:layer="layout" svg:width="2.128cm" svg:height="0.806cm" svg:x="22.172cm" svg:y="18.5cm">
          <draw:text-box>
            <text:p text:style-name="P1"><text:span text:style-name="T2">Tap 2:0</text:span></text:p>
          </draw:text-box>
        </draw:frame>
        <draw:custom-shape draw:style-name="gr21" draw:text-style-name="P1" draw:layer="layout" svg:width="1cm" svg:height="0.9cm" draw:transform="rotate (-3.14159265358979) translate (38cm 23.1cm)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39.1cm" svg:y1="5.6cm" svg:x2="36.6cm" svg:y2="5.6cm">
          <text:p/>
        </draw:line>
        <draw:line draw:style-name="gr18" draw:text-style-name="P1" draw:layer="layout" svg:x1="39.1cm" svg:y1="5.6cm" svg:x2="39.1cm" svg:y2="21.2cm">
          <text:p/>
        </draw:line>
        <draw:line draw:style-name="gr18" draw:text-style-name="P1" draw:layer="layout" svg:x1="37.8cm" svg:y1="21.2cm" svg:x2="39.1cm" svg:y2="21.2cm">
          <text:p/>
        </draw:line>
        <draw:line draw:style-name="gr19" draw:text-style-name="P1" draw:layer="layout" svg:x1="37.5cm" svg:y1="23.1cm" svg:x2="37.5cm" svg:y2="25.7cm">
          <text:p/>
        </draw:line>
        <draw:frame draw:style-name="gr23" draw:layer="layout" svg:width="13.4cm" svg:height="4.031cm" svg:x="15cm" svg:y="1.25cm">
          <draw:text-box>
            <text:p><text:span text:style-name="T3">C88</text:span></text:p>
            <text:p><text:span text:style-name="T4">The 8 address, 8 bit computer.</text:span></text:p>
            <text:p><text:span text:style-name="T4">System Diagram</text:span></text:p>
          </draw:text-box>
        </draw:frame>
        <draw:frame draw:style-name="gr24" draw:layer="layout" svg:width="3.851cm" svg:height="0.962cm" svg:x="18.349cm" svg:y="15.2cm">
          <draw:text-box>
            <text:p>8x8Bit RAM</text:p>
          </draw:text-box>
        </draw:frame>
        <draw:custom-shape draw:style-name="gr12" draw:text-style-name="P1" draw:layer="layout" svg:width="7.6cm" svg:height="1.7cm" svg:x="5.6cm" svg:y="7.6cm">
          <text:p text:style-name="P1">Functional Unit </text:p>
          <text:p text:style-name="P1">(Combinational, no cloc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0.9cm" svg:x="2.1cm" svg:y="8.4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2" draw:layer="layout" svg:width="3.038cm" svg:height="0.962cm" svg:x="1.062cm" svg:y="8.838cm">
          <draw:text-box>
            <text:p>And gate</text:p>
          </draw:text-box>
        </draw:frame>
        <draw:line draw:style-name="gr18" draw:text-style-name="P1" draw:layer="layout" svg:x1="18.7cm" svg:y1="12cm" svg:x2="9.3cm" svg:y2="12cm">
          <text:p/>
        </draw:line>
        <draw:line draw:style-name="gr20" draw:text-style-name="P1" draw:layer="layout" svg:x1="18.7cm" svg:y1="14.1cm" svg:x2="32.8cm" svg:y2="14.1cm">
          <text:p/>
        </draw:line>
        <draw:line draw:style-name="gr18" draw:text-style-name="P1" draw:layer="layout" svg:x1="18.7cm" svg:y1="12cm" svg:x2="18.7cm" svg:y2="14.1cm">
          <text:p/>
        </draw:line>
        <draw:frame draw:style-name="gr22" draw:text-style-name="P4" draw:layer="layout" svg:width="0.777cm" svg:height="1.916cm" svg:x="16.3cm" svg:y="18.7cm">
          <draw:text-box>
            <text:p><text:span text:style-name="T2">1</text:span></text:p>
            <text:p><text:span text:style-name="T2"/></text:p>
            <text:p><text:span text:style-name="T2">0</text:span></text:p>
          </draw:text-box>
        </draw:frame>
        <draw:frame draw:style-name="gr22" draw:text-style-name="P4" draw:layer="layout" svg:width="0.777cm" svg:height="1.916cm" svg:x="16.3cm" svg:y="15.6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0.777cm" svg:height="1.916cm" svg:x="14.3cm" svg:y="19.3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0.777cm" svg:height="1.916cm" svg:x="8.6cm" svg:y="18.984cm">
          <draw:text-box>
            <text:p><text:span text:style-name="T2">0</text:span></text:p>
            <text:p><text:span text:style-name="T2"/></text:p>
            <text:p><text:span text:style-name="T2">1</text:span></text:p>
          </draw:text-box>
        </draw:frame>
        <draw:frame draw:style-name="gr22" draw:text-style-name="P4" draw:layer="layout" svg:width="1.332cm" svg:height="2.471cm" svg:x="23.623cm" svg:y="9.3cm">
          <draw:text-box>
            <text:p><text:span text:style-name="T2">0 <text:s/>0</text:span></text:p>
            <text:p><text:span text:style-name="T2">0 <text:s/>1</text:span></text:p>
            <text:p><text:span text:style-name="T2">1 <text:s/>1</text:span></text:p>
            <text:p><text:span text:style-name="T2">1 <text:s/>0</text:span></text:p>
          </draw:text-box>
        </draw:frame>
        <draw:frame draw:style-name="gr25" draw:text-style-name="P4" draw:layer="layout" svg:width="1.751cm" svg:height="0.816cm" svg:x="18.748cm" svg:y="22.984cm">
          <draw:text-box>
            <text:p><text:span text:style-name="T2">1 <text:s text:c="4"/>0</text:span></text:p>
          </draw:text-box>
        </draw:frame>
        <draw:custom-shape draw:style-name="gr5" draw:text-style-name="P2" draw:layer="layout" svg:width="3.2cm" svg:height="1.7cm" svg:x="37.8cm" svg:y="1.4cm">
          <text:p text:style-name="P1"><text:span text:style-name="T1">GP Output</text:span></text:p>
          <text:p text:style-name="P1"><text:span text:style-name="T1">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5.7cm" svg:height="1.3cm" svg:x="15.6cm" svg:y="9.9cm">
          <text:p text:style-name="P1">GP 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6cm" svg:y1="10.8cm" svg:x2="23.8cm" svg:y2="10.8cm">
          <text:p/>
        </draw:line>
        <draw:line draw:style-name="gr7" draw:text-style-name="P1" draw:layer="layout" svg:x1="22.6cm" svg:y1="10.3cm" svg:x2="23.8cm" svg:y2="10.3cm">
          <text:p/>
        </draw:line>
        <draw:line draw:style-name="gr15" draw:text-style-name="P1" draw:layer="layout" svg:x1="22.6cm" svg:y1="10.8cm" svg:x2="22.6cm" svg:y2="10.3cm">
          <text:p/>
        </draw:line>
        <draw:line draw:style-name="gr15" draw:text-style-name="P1" draw:layer="layout" svg:x1="22.6cm" svg:y1="10.552cm" svg:x2="21.3cm" svg:y2="10.552cm">
          <text:p/>
        </draw:line>
        <draw:line draw:style-name="SignalOutputLine" draw:text-style-name="P1" draw:layer="layout" svg:x1="31.6cm" svg:y1="16.9cm" svg:x2="31.6cm" svg:y2="14.9cm">
          <text:p text:style-name="P1">Is IO in</text:p>
        </draw:line>
        <draw:line draw:style-name="gr20" draw:text-style-name="P1" draw:layer="layout" svg:x1="24.6cm" svg:y1="14.9cm" svg:x2="31.6cm" svg:y2="14.9cm">
          <text:p/>
        </draw:line>
        <draw:line draw:style-name="SignalArrows" draw:text-style-name="P1" draw:layer="layout" svg:x1="24.6cm" svg:y1="14.9cm" svg:x2="24.6cm" svg:y2="11.7cm">
          <text:p/>
        </draw:line>
        <draw:line draw:style-name="gr7" draw:text-style-name="P1" draw:layer="layout" svg:x1="36.7cm" svg:y1="2.2cm" svg:x2="37.8cm" svg:y2="2.2cm">
          <text:p/>
        </draw:line>
        <draw:custom-shape draw:style-name="gr9" draw:text-style-name="P1" draw:layer="layout" svg:width="2cm" svg:height="0.9cm" draw:transform="rotate (1.5707963267949) translate (35.8cm 3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6" draw:text-style-name="P4" draw:layer="layout" svg:width="0.777cm" svg:height="1.916cm" svg:x="35.623cm" svg:y="1.284cm">
          <draw:text-box>
            <text:p><text:span text:style-name="T2">1</text:span></text:p>
            <text:p><text:span text:style-name="T2"/></text:p>
            <text:p><text:span text:style-name="T2">0</text:span></text:p>
          </draw:text-box>
        </draw:frame>
        <draw:line draw:style-name="gr7" draw:text-style-name="P1" draw:layer="layout" svg:x1="34.5cm" svg:y1="1.7cm" svg:x2="35.8cm" svg:y2="1.7cm">
          <text:p/>
        </draw:line>
        <draw:custom-shape draw:style-name="gr17" draw:text-style-name="P5" draw:layer="layout" svg:width="3.5cm" svg:height="1cm" svg:x="31cm" svg:y="1.2cm">
          <text:p text:style-name="P1"><text:span text:style-name="T2">Constant </text:span></text:p>
          <text:p text:style-name="P1"><text:span text:style-name="T2">“</text:span><text:span text:style-name="T2">00000000”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0.3cm" svg:y1="2.7cm" svg:x2="35.8cm" svg:y2="2.7cm">
          <text:p/>
        </draw:line>
        <draw:line draw:style-name="SignalArrows" draw:text-style-name="P1" draw:layer="layout" svg:x1="38.3cm" svg:y1="9.6cm" svg:x2="38.3cm" svg:y2="3.1cm">
          <text:p/>
        </draw:line>
        <draw:line draw:style-name="SignalOutputLine" draw:text-style-name="P1" draw:layer="layout" svg:x1="38.3cm" svg:y1="16.9cm" svg:x2="38.3cm" svg:y2="9.6cm">
          <text:p text:style-name="P1">Output register WEN</text:p>
        </draw:line>
        <draw:line draw:style-name="SignalOutputLine" draw:text-style-name="P1" draw:layer="layout" svg:x1="37.6cm" svg:y1="16.9cm" svg:x2="37.6cm" svg:y2="3.7cm">
          <text:p text:style-name="P1">Output register source select</text:p>
        </draw:line>
        <draw:line draw:style-name="SignalArrows" draw:text-style-name="P1" draw:layer="layout" svg:x1="36.3cm" svg:y1="3.7cm" svg:x2="36.3cm" svg:y2="3cm">
          <text:p/>
        </draw:line>
        <draw:line draw:style-name="gr20" draw:text-style-name="P1" draw:layer="layout" svg:x1="36.3cm" svg:y1="3.7cm" svg:x2="37.6cm" svg:y2="3.7cm">
          <text:p/>
        </draw:line>
        <draw:custom-shape draw:style-name="gr5" draw:text-style-name="P2" draw:layer="layout" svg:width="4cm" svg:height="1.7cm" svg:x="7.2cm" svg:y="22.6cm">
          <text:p text:style-name="P1"><text:span text:style-name="T1">Clock</text:span></text:p>
          <text:p text:style-name="P1"><text:span text:style-name="T1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9cm" svg:height="1.7cm" svg:x="1.5cm" svg:y="22cm">
          <text:p text:style-name="P1">Clock</text:p>
          <text:p text:style-name="P1">Sel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4.4cm" svg:y1="22.9cm" svg:x2="7.2cm" svg:y2="22.9cm">
          <text:p/>
        </draw:line>
        <draw:line draw:style-name="SignalArrows" draw:text-style-name="P1" draw:layer="layout" svg:x1="9.2cm" svg:y1="24.3cm" svg:x2="9.2cm" svg:y2="25.7cm">
          <text:p text:style-name="P1">EN</text:p>
        </draw:line>
        <draw:line draw:style-name="gr6" draw:text-style-name="P1" draw:layer="layout" svg:x1="28.5cm" svg:y1="12.4cm" svg:x2="33cm" svg:y2="12.4cm">
          <text:p/>
        </draw:line>
        <draw:line draw:style-name="gr7" draw:text-style-name="P1" draw:layer="layout" svg:x1="28cm" svg:y1="18.2cm" svg:x2="30.5cm" svg:y2="18.2cm">
          <text:p/>
        </draw:line>
        <draw:line draw:style-name="gr20" draw:text-style-name="P1" draw:layer="layout" svg:x1="29.2cm" svg:y1="22.8cm" svg:x2="29.2cm" svg:y2="14.7cm">
          <text:p/>
        </draw:line>
        <draw:frame draw:style-name="gr22" draw:layer="layout" svg:width="0.925cm" svg:height="0.962cm" svg:x="31.275cm" svg:y="9.5cm">
          <draw:text-box>
            <text:p>A</text:p>
          </draw:text-box>
        </draw:frame>
        <draw:frame draw:style-name="gr27" draw:layer="layout" svg:width="2.191cm" svg:height="1cm" svg:x="30.209cm" svg:y="11.5cm">
          <draw:text-box>
            <text:p>Baddr</text:p>
          </draw:text-box>
        </draw:frame>
        <draw:frame draw:style-name="gr22" draw:layer="layout" svg:width="0.925cm" svg:height="0.962cm" svg:x="31.3cm" svg:y="12.338cm">
          <draw:text-box>
            <text:p>B</text:p>
          </draw:text-box>
        </draw:frame>
        <draw:line draw:style-name="gr1" draw:text-style-name="P1" draw:layer="layout" svg:x1="28.5cm" svg:y1="22.2cm" svg:x2="28.5cm" svg:y2="12.4cm">
          <text:p/>
        </draw:line>
      </draw:page>
      <draw:page draw:name="page2" draw:style-name="dp1" draw:master-page-name="Default">
        <draw:g>
          <draw:custom-shape draw:style-name="gr17" draw:text-style-name="P1" xml:id="id1" draw:id="id1" draw:layer="layout" svg:width="6.3cm" svg:height="3.3cm" svg:x="4.757cm" svg:y="11.627cm">
            <text:p text:style-name="P1">READ</text:p>
            <text:p text:style-name="P1">(Reset state)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2" draw:id="id2" draw:layer="layout" svg:width="6.3cm" svg:height="3.3cm" svg:x="13.257cm" svg:y="11.627cm">
            <text:p text:style-name="P1">EXECUT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3" draw:id="id3" draw:layer="layout" svg:width="6.3cm" svg:height="3.3cm" svg:x="21.757cm" svg:y="11.627cm">
            <text:p text:style-name="P1">STEP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4" draw:id="id4" draw:layer="layout" svg:width="6.3cm" svg:height="3.3cm" svg:x="30.257cm" svg:y="11.627cm">
            <text:p text:style-name="P1">PAUS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9" draw:text-style-name="P1" draw:layer="layout" draw:type="curve" svg:x1="11.057cm" svg:y1="13.277cm" svg:x2="13.257cm" svg:y2="13.277cm" draw:start-shape="id1" draw:start-glue-point="7" draw:end-shape="id2" draw:end-glue-point="5" svg:d="m11057 13277h2200" svg:viewBox="0 0 2201 1">
            <text:p/>
          </draw:connector>
          <draw:connector draw:style-name="gr19" draw:text-style-name="P1" draw:layer="layout" draw:type="curve" svg:x1="19.557cm" svg:y1="13.277cm" svg:x2="21.757cm" svg:y2="13.277cm" draw:start-shape="id2" draw:start-glue-point="7" draw:end-shape="id3" draw:end-glue-point="5" svg:d="m19557 13277h2200" svg:viewBox="0 0 2201 1">
            <text:p/>
          </draw:connector>
          <draw:connector draw:style-name="gr19" draw:text-style-name="P1" draw:layer="layout" draw:type="curve" svg:x1="28.057cm" svg:y1="13.277cm" svg:x2="30.257cm" svg:y2="13.277cm" draw:start-shape="id3" draw:start-glue-point="7" draw:end-shape="id4" draw:end-glue-point="5" svg:d="m28057 13277h2200" svg:viewBox="0 0 2201 1">
            <text:p/>
          </draw:connector>
          <draw:connector draw:style-name="gr28" draw:text-style-name="P1" draw:layer="layout" draw:type="curve" svg:x1="19.557cm" svg:y1="13.277cm" svg:x2="16.407cm" svg:y2="14.927cm" draw:start-shape="id2" draw:start-glue-point="7" draw:end-shape="id2" draw:end-glue-point="6" svg:d="m19557 13277c903 0 753 1076-260 1677s-2890 726-2890-27" svg:viewBox="0 0 3748 2173">
            <text:p/>
          </draw:connector>
          <draw:connector draw:style-name="gr19" draw:text-style-name="P1" draw:layer="layout" draw:type="curve" svg:x1="28.057cm" svg:y1="13.277cm" svg:x2="4.757cm" svg:y2="13.277cm" draw:start-shape="id3" draw:start-glue-point="7" draw:end-shape="id1" draw:end-glue-point="5" svg:d="m28057 13277c753 0 503 2152-11649 2152s-12402-2152-11651-2152" svg:viewBox="0 0 23792 2153">
            <text:p/>
          </draw:connector>
          <draw:connector draw:style-name="gr19" draw:text-style-name="P1" draw:layer="layout" draw:type="curve" svg:x1="36.557cm" svg:y1="13.277cm" svg:x2="4.757cm" svg:y2="13.277cm" draw:start-shape="id4" draw:start-glue-point="7" draw:end-shape="id1" draw:end-glue-point="5" svg:d="m36557 13277c753 0 503 2152-15899 2152s-16652-2152-15901-2152" svg:viewBox="0 0 32246 2153">
            <text:p/>
          </draw:connector>
          <draw:frame draw:style-name="gr29" draw:layer="layout" svg:width="4.3cm" svg:height="0.962cm" svg:x="22.657cm" svg:y="15.965cm">
            <draw:text-box>
              <text:p>RUN = 1</text:p>
            </draw:text-box>
          </draw:frame>
          <draw:frame draw:style-name="gr30" draw:layer="layout" svg:width="7.6cm" svg:height="1.673cm" svg:x="18.557cm" svg:y="18.927cm">
            <draw:text-box>
              <text:p>RUN = 1</text:p>
              <text:p>OR STEP TRIGGERED</text:p>
            </draw:text-box>
          </draw:frame>
          <draw:frame draw:style-name="gr29" draw:layer="layout" svg:width="4.3cm" svg:height="0.962cm" svg:x="16.757cm" svg:y="15.065cm">
            <draw:text-box>
              <text:p>STOP = 1</text:p>
            </draw:text-box>
          </draw:frame>
        </draw:g>
        <draw:frame draw:style-name="standard" draw:layer="layout" svg:width="39.999cm" svg:height="6.073cm" svg:x="1.046cm" svg:y="22.59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5">ram_addr_sel</text:span><text:span text:style-name="T5"><text:tab/></text:span></text:p>
              </table:table-cell>
              <table:table-cell>
                <text:p text:style-name="P1">instr_reg_wen</text:p>
              </table:table-cell>
              <table:table-cell>
                <text:p text:style-name="P1">pc_inc</text:p>
              </table:table-cell>
              <table:table-cell>
                <text:p text:style-name="P1">pc_load</text:p>
              </table:table-cell>
              <table:table-cell>
                <text:p text:style-name="P1">is_exec</text:p>
              </table:table-cell>
            </table:table-row>
            <table:table-row table:style-name="ro2" table:default-cell-style-name="ce1">
              <table:table-cell>
                <text:p text:style-name="P1">READ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EXECUTE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skip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STEP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! is_jump</text:p>
              </table:table-cell>
              <table:table-cell>
                <text:p text:style-name="P1">is_jump AND ! skip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PAUSE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text-style-name="P6" draw:layer="layout" svg:width="20.7cm" svg:height="5.459cm" svg:x="1cm" svg:y="5.6cm">
          <draw:text-box>
            <text:p><text:span text:style-name="T6">Inputs:</text:span></text:p>
            <text:list text:style-name="L3">
              <text:list-item>
                <text:p><text:span text:style-name="T6">run</text:span><text:span text:style-name="T6"><text:tab/></text:span><text:span text:style-name="T6"><text:tab/></text:span><text:span text:style-name="T6"><text:tab/></text:span><text:span text:style-name="T6">(Run program, User)</text:span></text:p>
              </text:list-item>
              <text:list-item>
                <text:p><text:span text:style-name="T6">step</text:span><text:span text:style-name="T6"><text:tab/></text:span><text:span text:style-name="T6"><text:tab/></text:span><text:span text:style-name="T6">(Single step, User)</text:span></text:p>
              </text:list-item>
              <text:list-item>
                <text:p><text:span text:style-name="T6">stop</text:span><text:span text:style-name="T6"><text:tab/></text:span><text:span text:style-name="T6"><text:tab/></text:span><text:span text:style-name="T6">(Halt machine, Decode)</text:span></text:p>
              </text:list-item>
              <text:list-item>
                <text:p><text:span text:style-name="T6">skip</text:span><text:span text:style-name="T6"><text:tab/></text:span><text:span text:style-name="T6"><text:tab/></text:span><text:span text:style-name="T6">(Skip next instruction, Decode &amp; comparator)</text:span></text:p>
              </text:list-item>
              <text:list-item>
                <text:p><text:span text:style-name="T6">is_jump</text:span><text:span text:style-name="T6"><text:tab/></text:span><text:span text:style-name="T6">(This instruction is a jump, Decode)</text:span></text:p>
              </text:list-item>
            </text:list>
          </draw:text-box>
        </draw:frame>
        <draw:frame draw:style-name="gr23" draw:layer="layout" svg:width="13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Control FSM Specification.</text:span></text:p>
          </draw:text-box>
        </draw:frame>
        <draw:frame draw:style-name="gr31" draw:text-style-name="P6" draw:layer="layout" svg:width="18.8cm" svg:height="5.459cm" svg:x="22.2cm" svg:y="5.6cm">
          <draw:text-box>
            <text:p><text:span text:style-name="T6">Outputs:</text:span></text:p>
            <text:list text:style-name="L3">
              <text:list-item>
                <text:p><text:span text:style-name="T5">ram_addr_sel</text:span><text:span text:style-name="T5"><text:tab/></text:span><text:span text:style-name="T5"><text:tab/></text:span><text:span text:style-name="T5">(RAM address source select)</text:span></text:p>
              </text:list-item>
              <text:list-item>
                <text:p><text:span text:style-name="T6">instr_reg_wen</text:span><text:span text:style-name="T6"><text:tab/></text:span><text:span text:style-name="T6"><text:tab/></text:span><text:span text:style-name="T6">(Instruction register write enable)</text:span></text:p>
              </text:list-item>
              <text:list-item>
                <text:p><text:span text:style-name="T6">pc_inc</text:span><text:span text:style-name="T6"><text:tab/></text:span><text:span text:style-name="T6"><text:tab/></text:span><text:span text:style-name="T6"><text:tab/></text:span><text:span text:style-name="T6"><text:tab/></text:span><text:span text:style-name="T6">(Increment program counter)</text:span></text:p>
              </text:list-item>
              <text:list-item>
                <text:p><text:span text:style-name="T6">pc_load</text:span><text:span text:style-name="T6"><text:tab/></text:span><text:span text:style-name="T6"><text:tab/></text:span><text:span text:style-name="T6"><text:tab/></text:span><text:span text:style-name="T6">(Load program counter)</text:span></text:p>
              </text:list-item>
              <text:list-item>
                <text:p><text:span text:style-name="T6">is_exec</text:span><text:span text:style-name="T6"><text:tab/></text:span><text:span text:style-name="T6"><text:tab/></text:span><text:span text:style-name="T6"><text:tab/></text:span><text:span text:style-name="T6">(Is execute state)</text:span></text:p>
              </text:list-item>
            </text:list>
          </draw:text-box>
        </draw:frame>
        <draw:frame draw:style-name="gr22" draw:layer="layout" svg:width="36.121cm" svg:height="1.673cm" svg:x="1.079cm" svg:y="21.027cm">
          <draw:text-box>
            <text:p>* The step input from user is connected to a one shot pulse generator. If the step button is held, the machine should step once. </text:p>
            <text:p>If the button is released then pressed again then the machine will step again. </text:p>
          </draw:text-box>
        </draw:frame>
      </draw:page>
      <draw:page draw:name="page3" draw:style-name="dp1" draw:master-page-name="Default">
        <draw:frame draw:style-name="gr23" draw:layer="layout" svg:width="16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Instruction set Specification.</text:span></text:p>
          </draw:text-box>
        </draw:frame>
        <draw:frame draw:style-name="gr32" draw:layer="layout" svg:width="22.9cm" svg:height="3.806cm" svg:x="17.8cm" svg:y="1.4cm">
          <draw:text-box>
            <text:p>All instructions are 8 bits wide (7 down to 0). In every instruction that requires an address, the address is in bits 2 down to 0. Bits 7 down to 3 determine the unique operation (opcode). If the operation doesn't require an address then bits 2 down to 0 are ignored and can take any value with the exception of the SHL, SHR, ROL and ROR instructions.</text:p>
          </draw:text-box>
        </draw:frame>
        <draw:frame draw:style-name="standard" draw:layer="layout" svg:width="40.03cm" svg:height="22.783cm" svg:x="0.969cm" svg:y="6.049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2">
              <table:table-cell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3">
                <text:p text:style-name="P1"><text:span text:style-name="T7">Opcode</text:span></text:p>
              </table:table-cell>
              <table:table-cell table:style-name="ce4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5">
                <text:p text:style-name="P1"><text:span text:style-name="T7">Opcode</text:span></text:p>
              </table:table-cell>
              <table:table-cell table:style-name="ce6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 table:style-name="ce5">
                <text:p text:style-name="P1"><text:span text:style-name="T7">Opcode</text:span></text:p>
              </table:table-cell>
              <table:table-cell table:style-name="ce6">
                <text:p text:style-name="P1"><text:span text:style-name="T7">Mnemonic</text:span></text:p>
              </table:table-cell>
              <table:table-cell>
                <text:p text:style-name="P1"><text:span text:style-name="T7">Description</text:span></text:p>
              </table:table-cell>
              <table:table-cell>
                <text:p text:style-name="P1"><text:span text:style-name="T7">Opcode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LOAD</text:span></text:p>
              </table:table-cell>
              <table:table-cell>
                <text:p text:style-name="P1"><text:span text:style-name="T7">Load memory location to register</text:span></text:p>
              </table:table-cell>
              <table:table-cell table:style-name="ce3">
                <text:p text:style-name="P1"><text:span text:style-name="T7">00000</text:span></text:p>
              </table:table-cell>
              <table:table-cell table:style-name="ce4">
                <text:p text:style-name="P1"><text:span text:style-name="T7">JMP</text:span></text:p>
              </table:table-cell>
              <table:table-cell>
                <text:p text:style-name="P1"><text:span text:style-name="T7">Jump to memory location</text:span></text:p>
              </table:table-cell>
              <table:table-cell table:style-name="ce5">
                <text:p text:style-name="P1"><text:span text:style-name="T7">01000</text:span></text:p>
              </table:table-cell>
              <table:table-cell table:style-name="ce6">
                <text:p text:style-name="P1"><text:span text:style-name="T7">ADD</text:span></text:p>
              </table:table-cell>
              <table:table-cell>
                <text:p text:style-name="P1"><text:span text:style-name="T7">Add memory location to register</text:span></text:p>
              </table:table-cell>
              <table:table-cell table:style-name="ce5">
                <text:p text:style-name="P1"><text:span text:style-name="T7">10000</text:span></text:p>
              </table:table-cell>
              <table:table-cell table:style-name="ce6">
                <text:p text:style-name="P1"><text:span text:style-name="T7">ADDU</text:span></text:p>
              </table:table-cell>
              <table:table-cell>
                <text:p text:style-name="P1"><text:span text:style-name="T7">Like ADD but unsigned</text:span></text:p>
              </table:table-cell>
              <table:table-cell>
                <text:p text:style-name="P1"><text:span text:style-name="T7">1100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WAP</text:span></text:p>
              </table:table-cell>
              <table:table-cell>
                <text:p text:style-name="P1"><text:span text:style-name="T7">Swap a memory location with the register</text:span></text:p>
              </table:table-cell>
              <table:table-cell table:style-name="ce3">
                <text:p text:style-name="P1"><text:span text:style-name="T7">00001</text:span></text:p>
              </table:table-cell>
              <table:table-cell table:style-name="ce4">
                <text:p text:style-name="P1"><text:span text:style-name="T7">JMA</text:span></text:p>
              </table:table-cell>
              <table:table-cell>
                <text:p text:style-name="P1"><text:span text:style-name="T7">Jump to location specified in memory location</text:span></text:p>
              </table:table-cell>
              <table:table-cell table:style-name="ce5">
                <text:p text:style-name="P1"><text:span text:style-name="T7">01001</text:span></text:p>
              </table:table-cell>
              <table:table-cell table:style-name="ce6">
                <text:p text:style-name="P1"><text:span text:style-name="T7">SUB</text:span></text:p>
              </table:table-cell>
              <table:table-cell>
                <text:p text:style-name="P1"><text:span text:style-name="T7">Subtract memory location from register</text:span></text:p>
              </table:table-cell>
              <table:table-cell table:style-name="ce5">
                <text:p text:style-name="P1"><text:span text:style-name="T7">10001</text:span></text:p>
              </table:table-cell>
              <table:table-cell table:style-name="ce6">
                <text:p text:style-name="P1"><text:span text:style-name="T7">SUBU</text:span></text:p>
              </table:table-cell>
              <table:table-cell>
                <text:p text:style-name="P1"><text:span text:style-name="T7">Like SUB but unsigned</text:span></text:p>
              </table:table-cell>
              <table:table-cell>
                <text:p text:style-name="P1"><text:span text:style-name="T7">110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TORE</text:span></text:p>
              </table:table-cell>
              <table:table-cell>
                <text:p text:style-name="P1"><text:span text:style-name="T7">Store the register in a memory locaion</text:span></text:p>
              </table:table-cell>
              <table:table-cell table:style-name="ce3">
                <text:p text:style-name="P1"><text:span text:style-name="T7">00010</text:span></text:p>
              </table:table-cell>
              <table:table-cell table:style-name="ce4">
                <text:p text:style-name="P1"><text:span text:style-name="T7">NEG</text:span></text:p>
              </table:table-cell>
              <table:table-cell>
                <text:p text:style-name="P1"><text:span text:style-name="T7">Negate the main register</text:span></text:p>
              </table:table-cell>
              <table:table-cell table:style-name="ce5">
                <text:p text:style-name="P1"><text:span text:style-name="T7">01010</text:span></text:p>
              </table:table-cell>
              <table:table-cell table:style-name="ce6">
                <text:p text:style-name="P1"><text:span text:style-name="T7">MUL</text:span></text:p>
              </table:table-cell>
              <table:table-cell>
                <text:p text:style-name="P1"><text:span text:style-name="T7">Multiply memory location by register</text:span></text:p>
              </table:table-cell>
              <table:table-cell table:style-name="ce5">
                <text:p text:style-name="P1"><text:span text:style-name="T7">10010</text:span></text:p>
              </table:table-cell>
              <table:table-cell table:style-name="ce6">
                <text:p text:style-name="P1"><text:span text:style-name="T7">MULU</text:span></text:p>
              </table:table-cell>
              <table:table-cell>
                <text:p text:style-name="P1"><text:span text:style-name="T7">Like MUL but unsigned</text:span></text:p>
              </table:table-cell>
              <table:table-cell>
                <text:p text:style-name="P1"><text:span text:style-name="T7">1101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STOP</text:span></text:p>
              </table:table-cell>
              <table:table-cell>
                <text:p text:style-name="P1"><text:span text:style-name="T7">Halt all execution</text:span></text:p>
              </table:table-cell>
              <table:table-cell table:style-name="ce3">
                <text:p text:style-name="P1"><text:span text:style-name="T7">00011</text:span></text:p>
              </table:table-cell>
              <table:table-cell table:style-name="ce4">
                <text:p text:style-name="P1"><text:span text:style-name="T7">INV</text:span></text:p>
              </table:table-cell>
              <table:table-cell>
                <text:p text:style-name="P1"><text:span text:style-name="T7">Invert the main register</text:span></text:p>
              </table:table-cell>
              <table:table-cell table:style-name="ce5">
                <text:p text:style-name="P1"><text:span text:style-name="T7">01011</text:span></text:p>
              </table:table-cell>
              <table:table-cell table:style-name="ce6">
                <text:p text:style-name="P1"><text:span text:style-name="T7">DIV</text:span></text:p>
              </table:table-cell>
              <table:table-cell>
                <text:p text:style-name="P1"><text:span text:style-name="T7">Divide register by memory location</text:span></text:p>
              </table:table-cell>
              <table:table-cell table:style-name="ce5">
                <text:p text:style-name="P1"><text:span text:style-name="T7">10011</text:span></text:p>
              </table:table-cell>
              <table:table-cell table:style-name="ce6">
                <text:p text:style-name="P1"><text:span text:style-name="T7">DIVU</text:span></text:p>
              </table:table-cell>
              <table:table-cell>
                <text:p text:style-name="P1"><text:span text:style-name="T7">Like DIV but unsigned</text:span></text:p>
              </table:table-cell>
              <table:table-cell>
                <text:p text:style-name="P1"><text:span text:style-name="T7">1101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TSG</text:span></text:p>
              </table:table-cell>
              <table:table-cell>
                <text:p text:style-name="P1"><text:span text:style-name="T7">Test memory location, skip if greater than register</text:span></text:p>
              </table:table-cell>
              <table:table-cell table:style-name="ce3">
                <text:p text:style-name="P1"><text:span text:style-name="T7">00100</text:span></text:p>
              </table:table-cell>
              <table:table-cell table:style-name="ce4">
                <text:p text:style-name="P1"><text:span text:style-name="T7">IOW</text:span></text:p>
              </table:table-cell>
              <table:table-cell>
                <text:p text:style-name="P1"><text:span text:style-name="T7">Write register to the GP ouput register</text:span></text:p>
              </table:table-cell>
              <table:table-cell table:style-name="ce5">
                <text:p text:style-name="P1"><text:span text:style-name="T7">01100</text:span></text:p>
              </table:table-cell>
              <table:table-cell table:style-name="ce6">
                <text:p text:style-name="P1"><text:span text:style-name="T7">SHL</text:span></text:p>
              </table:table-cell>
              <table:table-cell>
                <text:p text:style-name="P1"><text:span text:style-name="T7">Shift register left using address as constant</text:span></text:p>
              </table:table-cell>
              <table:table-cell table:style-name="ce5">
                <text:p text:style-name="P1"><text:span text:style-name="T7">10100</text:span></text:p>
              </table:table-cell>
              <table:table-cell table:style-name="ce6">
                <text:p text:style-name="P1"><text:span text:style-name="T7">INC</text:span></text:p>
              </table:table-cell>
              <table:table-cell>
                <text:p text:style-name="P1"><text:span text:style-name="T7">Increment register by one</text:span></text:p>
              </table:table-cell>
              <table:table-cell>
                <text:p text:style-name="P1"><text:span text:style-name="T7">11100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7">TSL</text:span></text:p>
              </table:table-cell>
              <table:table-cell>
                <text:p text:style-name="P1"><text:span text:style-name="T7">Test memory location, skip if less than register</text:span></text:p>
              </table:table-cell>
              <table:table-cell table:style-name="ce3">
                <text:p text:style-name="P1"><text:span text:style-name="T7">00101</text:span></text:p>
              </table:table-cell>
              <table:table-cell table:style-name="ce4">
                <text:p text:style-name="P1"><text:span text:style-name="T7">IOR</text:span></text:p>
              </table:table-cell>
              <table:table-cell>
                <text:p text:style-name="P1"><text:span text:style-name="T7">Copy from the GP input to the register</text:span></text:p>
              </table:table-cell>
              <table:table-cell table:style-name="ce5">
                <text:p text:style-name="P1"><text:span text:style-name="T7">01101</text:span></text:p>
              </table:table-cell>
              <table:table-cell table:style-name="ce6">
                <text:p text:style-name="P1"><text:span text:style-name="T7">SHR</text:span></text:p>
              </table:table-cell>
              <table:table-cell>
                <text:p text:style-name="P1"><text:span text:style-name="T7">Shift register right using address as constant</text:span></text:p>
              </table:table-cell>
              <table:table-cell table:style-name="ce5">
                <text:p text:style-name="P1"><text:span text:style-name="T7">10101</text:span></text:p>
              </table:table-cell>
              <table:table-cell table:style-name="ce6">
                <text:p text:style-name="P1"><text:span text:style-name="T7">DEC</text:span></text:p>
              </table:table-cell>
              <table:table-cell>
                <text:p text:style-name="P1"><text:span text:style-name="T7">Decrement register by one</text:span></text:p>
              </table:table-cell>
              <table:table-cell>
                <text:p text:style-name="P1"><text:span text:style-name="T7">111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7">TSE</text:span></text:p>
              </table:table-cell>
              <table:table-cell>
                <text:p text:style-name="P1"><text:span text:style-name="T7">Test memory location, skip if equal to register</text:span></text:p>
              </table:table-cell>
              <table:table-cell table:style-name="ce3">
                <text:p text:style-name="P1"><text:span text:style-name="T7">00110</text:span></text:p>
              </table:table-cell>
              <table:table-cell table:style-name="ce4">
                <text:p text:style-name="P1"><text:span text:style-name="T7">IOS</text:span></text:p>
              </table:table-cell>
              <table:table-cell>
                <text:p text:style-name="P1"><text:span text:style-name="T7">Shorthand for an IOW followed by an IOR</text:span></text:p>
              </table:table-cell>
              <table:table-cell table:style-name="ce5">
                <text:p text:style-name="P1"><text:span text:style-name="T7">01110</text:span></text:p>
              </table:table-cell>
              <table:table-cell table:style-name="ce6">
                <text:p text:style-name="P1"><text:span text:style-name="T7">ROL</text:span></text:p>
              </table:table-cell>
              <table:table-cell>
                <text:p text:style-name="P1"><text:span text:style-name="T7">Rotate register left using address as constant</text:span></text:p>
              </table:table-cell>
              <table:table-cell table:style-name="ce5">
                <text:p text:style-name="P1"><text:span text:style-name="T7">10110</text:span></text:p>
              </table:table-cell>
              <table:table-cell table:style-name="ce6">
                <text:p text:style-name="P1"><text:span text:style-name="T7">DOUBLE</text:span></text:p>
              </table:table-cell>
              <table:table-cell>
                <text:p text:style-name="P1"><text:span text:style-name="T7">Double the value of register</text:span></text:p>
              </table:table-cell>
              <table:table-cell>
                <text:p text:style-name="P1"><text:span text:style-name="T7">11110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7">TSI</text:span></text:p>
              </table:table-cell>
              <table:table-cell>
                <text:p text:style-name="P1"><text:span text:style-name="T7">Test memory location, skip if not equal to register</text:span></text:p>
              </table:table-cell>
              <table:table-cell table:style-name="ce3">
                <text:p text:style-name="P1"><text:span text:style-name="T7">00111</text:span></text:p>
              </table:table-cell>
              <table:table-cell table:style-name="ce4">
                <text:p text:style-name="P1"><text:span text:style-name="T7">IOC</text:span></text:p>
              </table:table-cell>
              <table:table-cell>
                <text:p text:style-name="P1"><text:span text:style-name="T7">Clear the GP output register</text:span></text:p>
              </table:table-cell>
              <table:table-cell table:style-name="ce5">
                <text:p text:style-name="P1"><text:span text:style-name="T7">01111</text:span></text:p>
              </table:table-cell>
              <table:table-cell table:style-name="ce6">
                <text:p text:style-name="P1"><text:span text:style-name="T7">ROR</text:span></text:p>
              </table:table-cell>
              <table:table-cell>
                <text:p text:style-name="P1"><text:span text:style-name="T7">Rotate register right using address as constant</text:span></text:p>
              </table:table-cell>
              <table:table-cell table:style-name="ce5">
                <text:p text:style-name="P1"><text:span text:style-name="T7">10111</text:span></text:p>
              </table:table-cell>
              <table:table-cell table:style-name="ce6">
                <text:p text:style-name="P1"><text:span text:style-name="T7">HALF</text:span></text:p>
              </table:table-cell>
              <table:table-cell>
                <text:p text:style-name="P1"><text:span text:style-name="T7">Half the value of register</text:span></text:p>
              </table:table-cell>
              <table:table-cell>
                <text:p text:style-name="P1"><text:span text:style-name="T7">11111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23" draw:layer="layout" svg:width="16.4cm" svg:height="4.031cm" svg:x="1.2cm" svg:y="1.046cm">
          <draw:text-box>
            <text:p><text:span text:style-name="T3">C88</text:span></text:p>
            <text:p><text:span text:style-name="T4">The 8 address, 8 bit computer.</text:span></text:p>
            <text:p><text:span text:style-name="T4">Decoder Specification.</text:span></text:p>
          </draw:text-box>
        </draw:frame>
        <draw:frame draw:style-name="gr31" draw:text-style-name="P6" draw:layer="layout" svg:width="24.9cm" svg:height="15.875cm" svg:x="16cm" svg:y="1.093cm">
          <draw:text-box>
            <text:p><text:span text:style-name="T6">Inputs:</text:span></text:p>
            <text:list text:style-name="L3">
              <text:list-item>
                <text:p><text:span text:style-name="T6">instruction</text:span><text:span text:style-name="T6"><text:tab/></text:span><text:span text:style-name="T6"><text:tab/></text:span><text:span text:style-name="T6"><text:tab/></text:span><text:span text:style-name="T6">(8 bit instruction from RAM)</text:span></text:p>
              </text:list-item>
              <text:list-item>
                <text:p><text:span text:style-name="T6">(opcode)</text:span><text:span text:style-name="T6"><text:tab/></text:span><text:span text:style-name="T6"><text:tab/></text:span><text:span text:style-name="T6"><text:tab/></text:span><text:span text:style-name="T6">(implicit, first 5 bits of instruction, 7:3)</text:span></text:p>
              </text:list-item>
              <text:list-item>
                <text:p><text:span text:style-name="T6"/></text:p>
              </text:list-item>
            </text:list>
            <text:p><text:span text:style-name="T6">Outputs:</text:span></text:p>
            <text:list text:continue-numbering="true" text:style-name="L3">
              <text:list-item>
                <text:p><text:span text:style-name="T5">addr</text:span><text:span text:style-name="T5"><text:tab/></text:span><text:span text:style-name="T5"><text:tab/></text:span><text:span text:style-name="T5"><text:tab/></text:span><text:span text:style-name="T5"><text:tab/></text:span><text:span text:style-name="T5">(Address specified in instruction, 3 bits)</text:span></text:p>
              </text:list-item>
              <text:list-item>
                <text:p><text:span text:style-name="T6">ALU_op</text:span><text:span text:style-name="T6"><text:tab/></text:span><text:span text:style-name="T6"><text:tab/></text:span><text:span text:style-name="T6"><text:tab/></text:span><text:span text:style-name="T6">(ALU operation, 4 bits)</text:span></text:p>
              </text:list-item>
              <text:list-item>
                <text:p><text:span text:style-name="T6">COMP_op</text:span><text:span text:style-name="T6"><text:tab/></text:span><text:span text:style-name="T6"><text:tab/></text:span><text:span text:style-name="T6"><text:tab/></text:span><text:span text:style-name="T6">(Comparator operation, 2 bits)</text:span></text:p>
              </text:list-item>
              <text:list-item>
                <text:p><text:span text:style-name="T6">reg_wen</text:span><text:span text:style-name="T6"><text:tab/></text:span><text:span text:style-name="T6"><text:tab/></text:span><text:span text:style-name="T6"><text:tab/></text:span><text:span text:style-name="T6">(Register write enable)</text:span></text:p>
              </text:list-item>
              <text:list-item>
                <text:p><text:span text:style-name="T6">ram_wen</text:span><text:span text:style-name="T6"><text:tab/></text:span><text:span text:style-name="T6"><text:tab/></text:span><text:span text:style-name="T6"><text:tab/></text:span><text:span text:style-name="T6">(RAM write enable)</text:span></text:p>
              </text:list-item>
              <text:list-item>
                <text:p><text:span text:style-name="T6">stop</text:span><text:span text:style-name="T6"><text:tab/></text:span><text:span text:style-name="T6"><text:tab/></text:span><text:span text:style-name="T6"><text:tab/></text:span><text:span text:style-name="T6"><text:tab/></text:span><text:span text:style-name="T6">(Halt processor)</text:span></text:p>
              </text:list-item>
              <text:list-item>
                <text:p><text:span text:style-name="T6">is_jump</text:span><text:span text:style-name="T6"><text:tab/></text:span><text:span text:style-name="T6"><text:tab/></text:span><text:span text:style-name="T6"><text:tab/></text:span><text:span text:style-name="T6">(Is jump instruction)</text:span></text:p>
              </text:list-item>
              <text:list-item>
                <text:p><text:span text:style-name="T6">jump_type</text:span><text:span text:style-name="T6"><text:tab/></text:span><text:span text:style-name="T6"><text:tab/></text:span><text:span text:style-name="T6"><text:tab/></text:span><text:span text:style-name="T6">(Jump type, 0=direct, 1=indirect)</text:span></text:p>
              </text:list-item>
              <text:list-item>
                <text:p><text:span text:style-name="T6">reg_input_select</text:span><text:span text:style-name="T6"><text:tab/></text:span><text:span text:style-name="T6">(Register input select, 0=ALU result, 1=RAM)</text:span></text:p>
              </text:list-item>
              <text:list-item>
                <text:p><text:span text:style-name="T6">is_test</text:span><text:span text:style-name="T6"><text:tab/></text:span><text:span text:style-name="T6"><text:tab/></text:span><text:span text:style-name="T6"><text:tab/></text:span><text:span text:style-name="T6"><text:tab/></text:span><text:span text:style-name="T6">(Instruction is a test and skip)</text:span></text:p>
              </text:list-item>
              <text:list-item>
                <text:p><text:span text:style-name="T6">is_iow</text:span><text:span text:style-name="T6"><text:tab/></text:span><text:span text:style-name="T6"><text:tab/></text:span><text:span text:style-name="T6"><text:tab/></text:span><text:span text:style-name="T6"><text:tab/></text:span><text:span text:style-name="T6">(Instruction requires IO write)</text:span></text:p>
              </text:list-item>
              <text:list-item>
                <text:p><text:span text:style-name="T6">is_io_in</text:span><text:span text:style-name="T6"><text:tab/></text:span><text:span text:style-name="T6"><text:tab/></text:span><text:span text:style-name="T6"><text:tab/></text:span><text:span text:style-name="T6">(Instruction requires IO read)</text:span></text:p>
              </text:list-item>
              <text:list-item>
                <text:p><text:span text:style-name="T6">io_reg_in_sel</text:span><text:span text:style-name="T6"><text:tab/></text:span><text:span text:style-name="T6"><text:tab/></text:span><text:span text:style-name="T6">(IO register input select, 0=Register, 1=Constant 0)</text:span></text:p>
              </text:list-item>
            </text:list>
          </draw:text-box>
        </draw:frame>
        <draw:frame draw:style-name="gr33" draw:layer="layout" svg:width="14.8cm" svg:height="23.003cm" svg:x="1.1cm" svg:y="5.1cm">
          <draw:text-box>
            <text:p>addr = instruction(2:0)</text:p>
            <text:p/>
            <text:p>ALU_op = instruction(6:3)</text:p>
            <text:p/>
            <text:p>COMP_ap = instruction(4:3)</text:p>
            <text:p/>
            <text:p>reg_wen = 1 when (opcode &gt;= 16)</text:p>
            <text:p><text:tab/>or (opcode(4:1) = “0000”)</text:p>
            <text:p><text:s text:c="7"/>or (opcode = “01110”)</text:p>
            <text:p><text:s text:c="7"/>or (opcode = “01101”)</text:p>
            <text:p/>
            <text:p>ram_wen = 1 when (opcode = “00001”)</text:p>
            <text:p><text:s text:c="7"/>or <text:s/>(opcode = “00010”)</text:p>
            <text:p/>
            <text:p>stop = 1 when (opcode = “00011”)</text:p>
            <text:p/>
            <text:p>is_jump = 1 when (opcode(4:1) = “0100”)</text:p>
            <text:p/>
            <text:p>jump_type = opcode(0)</text:p>
            <text:p/>
            <text:p>reg_input_select = 1 when (opcode(4:1) = “0000”)</text:p>
            <text:p/>
            <text:p>is_test = 1 when opcode(4:2) = “001”</text:p>
            <text:p/>
            <text:p>is_iow = 1 when (opcode = “01110”)</text:p>
            <text:p><text:s text:c="7"/>or (opcode = “01110”)</text:p>
            <text:p><text:s text:c="7"/>or (opcode = “01101”)</text:p>
            <text:p/>
            <text:p>is_io_in = 1 when (opcode = “01110”)</text:p>
            <text:p><text:tab/>Or (opcode = “01101”)</text:p>
            <text:p/>
            <text:p>io_reg_in_sel = opcode(0)</text:p>
          </draw:text-box>
        </draw:frame>
        <draw:frame draw:style-name="gr34" draw:layer="layout" svg:width="24.9cm" svg:height="6.9cm" svg:x="16cm" svg:y="17.9cm">
          <draw:text-box>
            <text:p>GPIO Connector spec</text:p>
            <text:p>Female connector, outside looking in</text:p>
            <text:p/>
            <text:p/>
            <text:p/>
            <text:p/>
            <text:p/>
            <text:p/>
            <text:p><text:s text:c="29"/><text:span text:style-name="T8">3v3 Out</text:span> <text:s text:c="5"/><text:span text:style-name="T9">GPIO Out</text:span> <text:s text:c="2"/><text:span text:style-name="T10">5v Out</text:span> <text:s text:c="3"/><text:span text:style-name="T11">GPIO In </text:span><text:s text:c="6"/>Ground</text:p>
          </draw:text-box>
        </draw:frame>
        <draw:g>
          <draw:custom-shape draw:style-name="gr35" draw:text-style-name="P7" draw:layer="layout" svg:width="18.8cm" svg:height="3.1cm" svg:x="19.5cm" svg:y="20.2cm">
            <text:p text:style-name="P1"><text:span text:style-name="T12">• <text:s/></text:span><text:span text:style-name="T12">•</text:span><text:span text:style-name="T13"> </text:span><text:span text:style-name="T14"><text:s/>• <text:s/>• <text:s/>• <text:s/>•</text:span><text:span text:style-name="T13"> <text:s/></text:span><text:span text:style-name="T15">•</text:span><text:span text:style-name="T13"> <text:s/></text:span><text:span text:style-name="T16">• <text:s/>• <text:s/>• <text:s/>•</text:span><text:span text:style-name="T13"> <text:s/>• <text:s/>•</text:span></text:p>
            <text:p text:style-name="P1"><text:span text:style-name="T12">• <text:s/>•</text:span><text:span text:style-name="T13"> <text:s/></text:span><text:span text:style-name="T14">• <text:s/>• <text:s/>•</text:span><text:span text:style-name="T14"> <text:s/>•</text:span><text:span text:style-name="T13"> <text:s/></text:span><text:span text:style-name="T15">•</text:span><text:span text:style-name="T13"> <text:s/></text:span><text:span text:style-name="T16">• <text:s/>• <text:s/>• <text:s/>•</text:span><text:span text:style-name="T13"> <text:s/>• <text:s/>•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1.9cm" svg:height="0.4cm" svg:x="28cm" svg:y="20.2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4" draw:layer="layout" svg:width="4.5cm" svg:height="3.026cm" svg:x="23.978cm" svg:y="20.252cm">
          <draw:text-box>
            <text:p text:style-name="P4"><text:span text:style-name="T2">0 <text:s text:c="5"/>1 <text:s text:c="5"/>2 <text:s text:c="5"/>3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4 <text:s text:c="5"/>5 <text:s text:c="5"/>6 <text:s text:c="5"/>7</text:span></text:p>
          </draw:text-box>
        </draw:frame>
        <draw:frame draw:style-name="gr37" draw:text-style-name="P4" draw:layer="layout" svg:width="4.5cm" svg:height="3.026cm" svg:x="29.722cm" svg:y="20.266cm">
          <draw:text-box>
            <text:p text:style-name="P4"><text:span text:style-name="T2">0 <text:s text:c="5"/>1 <text:s text:c="5"/>2 <text:s text:c="5"/>3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4 <text:s text:c="5"/>5 <text:s text:c="5"/>6 <text:s text:c="5"/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left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gnalArrows" style:family="graphic" style:parent-style-name="standard">
      <style:graphic-properties draw:stroke-dash="Dashed_20__28_var_29__20_4" svg:stroke-color="#000000" draw:marker-end="Arrow" draw:marker-end-width="0.3cm" draw:fill-gradient-name="Gradient_20_2" draw:fill-hatch-name="Hatching_20_1" draw:fill-image-name="Bitmape_20_1" draw:textarea-horizontal-align="left" draw:textarea-vertical-align="bottom"/>
      <style:text-properties fo:font-size="14pt"/>
    </style:style>
    <style:style style:name="SignalOutputLine" style:family="graphic" style:parent-style-name="SignalArrows">
      <style:graphic-properties draw:textarea-horizontal-align="justify" draw:textarea-vertical-align="bottom"/>
    </style:style>
    <style:style style:name="CurvedArrowState" style:family="graphic" style:parent-style-name="objectwithoutfill">
      <style:graphic-properties draw:marker-end="Arrow" draw:marker-end-width="0.3cm" draw:textarea-horizontal-align="right" draw:textarea-vertical-align="botto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3:04:16.529152277</meta:creation-date>
    <dc:date>2015-06-19T22:26:27.820781124</dc:date>
    <meta:editing-duration>P1DT15H15M32S</meta:editing-duration>
    <meta:editing-cycles>37</meta:editing-cycles>
    <meta:generator>LibreOffice/4.1.3.2$Linux_X86_64 LibreOffice_project/70feb7d99726f064edab4605a8ab840c50ec57a</meta:generator>
    <dc:creator>Daniel Bailey</dc:creator>
    <meta:document-statistic meta:object-count="274"/>
  </office:meta>
</office:document-meta>
</file>